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4.88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0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3.4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5cm" svg:height="25.136cm" svg:x="1.75cm" svg:y="3.564cm">
          <draw:text-box>
            <text:p>Raspberry Pi 5 has a ‘low power’ feature plus a Real Time Clock, which has a ‘wake up’ capability.</text:p>
            <text:p/>
            <text:p>Seconds to wake up time can be inserted into a file which is read on going low power (Linux ‘shutdown’ but retaining power to the board). After the given seconds, the board powers up again.</text:p>
            <text:p/>
            <text:p>This suggests a time lapse project:</text:p>
            <text:p/>
            <text:p>I would like to take a mid-day photo of some apple trees throughout a year, to stitch in a film showing snow on bare trees, spring blossom, leafing up, growing apples, falling leaves.</text:p>
            <text:p/>
            <text:p>Due to difficulty of getting power to the garden, I’m thinking of:</text:p>
            <text:p/>
            <text:p>Solar panel plus battery with raspberry pi with camera, all boxed up and mounted.</text:p>
            <text:p/>
            <text:p>Pi in low-power mode apart from brief mid-day on-time for the photo, plus an evening on-time to give myself a chance to connect and pull down photo’s or do any changes.</text:p>
            <text:p/>
            <text:p>To consider:</text:p>
            <text:p/>
            <text:p>Solar panel, battery, power management.</text:p>
            <text:p>I should be able to get wifi to garden, but may need an external antenna.</text:p>
            <text:p>Which camera, and its protection: glass covering or naked lens.</text:p>
            <text:p>The physical box and mount.</text:p>
            <text:p>RTC battery</text:p>
            <text:p/>
          </draw:text-box>
        </draw:frame>
        <draw:frame draw:style-name="gr2" draw:text-style-name="P2" draw:layer="layout" svg:width="7.5cm" svg:height="1.5cm" svg:x="4.25cm" svg:y="1.25cm">
          <draw:text-box>
            <text:p><text:span text:style-name="T1">The project</text:span></text:p>
          </draw:text-box>
        </draw:frame>
      </draw:page>
      <draw:page draw:name="page2" draw:style-name="dp1" draw:master-page-name="Default">
        <draw:frame draw:style-name="gr3" draw:text-style-name="P1" draw:layer="layout" svg:width="17.5cm" svg:height="15.25cm" svg:x="1.75cm" svg:y="12.5cm">
          <draw:text-box>
            <text:p><text:span text:style-name="T1">The script, continuously running:</text:span></text:p>
            <text:p><text:span text:style-name="T1"/></text:p>
            <text:p><text:span text:style-name="T2"/></text:p>
            <text:p><text:span text:style-name="T1">Loop:</text:span></text:p>
            <text:p/>
            <text:p><text:span text:style-name="T3"><text:s text:c="6"/></text:span><text:span text:style-name="T3">If the hour is 12, and no photo taken yet, then take it</text:span></text:p>
            <text:p><text:span text:style-name="T3"/></text:p>
            <text:p><text:span text:style-name="T3"><text:s text:c="6"/></text:span><text:span text:style-name="T3">If </text:span>current time is between 12:05 and 17:55:</text:p>
            <text:p text:style-name="P3"><text:s text:c="14"/>Set RTC to turn Pi on at 18:00</text:p>
            <text:p text:style-name="P3"><text:s text:c="14"/>Shut down Pi</text:p>
            <text:p/>
            <text:p><text:span text:style-name="T3"><text:s text:c="7"/></text:span><text:span text:style-name="T3">If </text:span>current time is between 18:10 and 11:50 next day:</text:p>
            <text:p><text:s text:c="15"/>Set RTC to turn Pi on at 11:55</text:p>
            <text:p><text:s text:c="15"/>Shut down Pi</text:p>
            <text:p/>
            <text:p><text:span text:style-name="T3"><text:s text:c="7"/></text:span><text:span text:style-name="T3">Otherwise, </text:span><text:span text:style-name="T1">Wait 5 seconds,</text:span> <text:span text:style-name="T1">continue loop</text:span></text:p>
            <text:p><text:s/></text:p>
          </draw:text-box>
        </draw:frame>
        <draw:frame draw:style-name="gr4" draw:text-style-name="P4" draw:layer="layout" svg:width="18.75cm" svg:height="10.75cm" svg:x="1cm" svg:y="1.25cm">
          <draw:text-box>
            <text:p text:style-name="P3">Software: A Python script starts on boot and runs as a service. </text:p>
            <text:p/>
            <text:p>Pi turns on for two periods of ten minutes each day which allows a photo to be taken at midday, and also allows a remote user to connect and turn off the service if required.</text:p>
            <text:p/>
            <text:p>11:55 RTC powers up Pi</text:p>
            <text:p>12:00 <text:span text:style-name="T1">script</text:span> takes photo</text:p>
            <text:p><text:span text:style-name="T2">12:05 </text:span><text:span text:style-name="T1">script</text:span> sets RTC wake up time to 18:00</text:p>
            <text:p><text:s text:c="21"/>and turns power off</text:p>
            <text:p/>
            <text:p text:style-name="P3"><text:span text:style-name="T3">18:00 RTC powers up Pi</text:span></text:p>
            <text:p text:style-name="P3"><text:span text:style-name="T3">18:10 </text:span><text:span text:style-name="T4">sc</text:span><text:span text:style-name="T1">ript</text:span> sets RTC wake up time to 11:55 next day</text:p>
            <text:p text:style-name="P3"><text:s text:c="21"/>and turns power off</text:p>
          </draw:text-box>
        </draw:frame>
      </draw:page>
      <draw:page draw:name="page3" draw:style-name="dp1" draw:master-page-name="Default">
        <draw:frame draw:style-name="gr5" draw:text-style-name="P1" draw:layer="layout" svg:width="15.75cm" svg:height="23.714cm" svg:x="3cm" svg:y="2cm">
          <draw:text-box>
            <text:p>Power budget:</text:p>
            <text:p/>
            <text:p>Note: the 2GB version of the Pi5 has a reported load of under 6W = 5V x 1.2A, estimate worse case of 2A</text:p>
            <text:p/>
            <text:p>Energy used by Pi for this 20 mins:</text:p>
            <text:p/>
            <text:p><text:s text:c="2"/>5V * 2A * 0.3333h <text:s/>= 3.3 watt hours (Wh)</text:p>
            <text:p/>
            <text:p>Assuming 0.2 Watt for standby during rest of day </text:p>
            <text:p/>
            <text:p>0.2W * 24h = 4..8 Wh. <text:s/>(ignoring 20 mins less)</text:p>
            <text:p/>
            <text:p>Total energy required for 24hr = 8.1 Wh</text:p>
            <text:p/>
            <text:p/>
            <text:p>Waveshare power management unit, has 3x18650 Li-ion batteries providing 7800mAh,</text:p>
            <text:p/>
            <text:p>Assuming this means 5V x 7.8A * 1 hour = 39 Wh</text:p>
            <text:p/>
            <text:p>So this indicates fully charged batteries are ok with providing 8 Wh.</text:p>
            <text:p/>
            <text:p>From Pihut: 6V 3.5W Solar panel.</text:p>
            <text:p/>
            <text:p>Assume UK weather only gets 2W, then after four hours of daylight:</text:p>
            <text:p/>
            <text:p><text:s text:c="2"/>2(W) x 4(h) = 8 Wh</text:p>
            <text:p/>
            <text:p><text:s/>So should get the 8Wh energy required per 24hr.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02T10:08:54.551816959</meta:creation-date>
    <dc:date>2025-05-13T10:00:39.812112028</dc:date>
    <meta:editing-duration>PT2H36M16S</meta:editing-duration>
    <meta:editing-cycles>32</meta:editing-cycles>
    <meta:generator>LibreOffice/7.3.7.2$Linux_X86_64 LibreOffice_project/30$Build-2</meta:generator>
    <meta:document-statistic meta:object-count="5"/>
  </office:meta>
</office:document-meta>
</file>